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nnexesEtCopies" style:family="table">
      <style:table-properties style:width="17.014cm" fo:margin-left="-0.016cm" fo:margin-right="0cm" table:align="margins" fo:keep-with-next="auto"/>
    </style:style>
    <style:style style:name="tabAnnexesEtCopies.A" style:family="table-column">
      <style:table-column-properties style:column-width="2.011cm" style:rel-column-width="7745*"/>
    </style:style>
    <style:style style:name="tabAnnexesEtCopies.B" style:family="table-column">
      <style:table-column-properties style:column-width="0.37cm" style:rel-column-width="1426*"/>
    </style:style>
    <style:style style:name="tabAnnexesEtCopies.C" style:family="table-column">
      <style:table-column-properties style:column-width="14.633cm" style:rel-column-width="56364*"/>
    </style:style>
    <style:style style:name="tabAnnexesEtCopies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Standard">
      <style:text-properties style:font-name="Arial" fo:font-size="2pt" style:font-size-asian="2pt" style:font-size-complex="2pt"/>
    </style:style>
    <style:style style:name="P2" style:family="paragraph" style:parent-style-name="Standard">
      <style:paragraph-properties fo:text-align="start" style:justify-single-word="false" style:snap-to-layout-grid="false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" style:family="paragraph" style:parent-style-name="Standard">
      <style:paragraph-properties fo:text-align="start" style:justify-single-word="false" style:snap-to-layout-grid="false">
        <style:tab-stops>
          <style:tab-stop style:position="8.89cm"/>
        </style:tab-stops>
      </style:paragraph-properties>
      <style:text-properties fo:color="#000000" style:font-name="Arial" fo:font-size="11pt" style:text-underline-style="none" style:font-size-asian="11pt" style:font-name-complex="Arial" style:font-size-complex="11pt"/>
    </style:style>
    <style:style style:name="P4" style:family="paragraph" style:parent-style-name="Text_20_body">
      <style:paragraph-properties fo:margin-top="0cm" fo:margin-bottom="0cm"/>
      <style:text-properties style:font-name="Arial" fo:font-size="2pt" style:font-size-asian="2pt" style:font-size-complex="2pt"/>
    </style:style>
    <style:style style:name="T1" style:family="text">
      <style:text-properties fo:font-variant="normal" fo:text-transform="none" fo:font-style="normal" fo:font-weight="normal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AnnexesEtCopies" table:style-name="tabAnnexesEtCopies">
        <table:table-column table:style-name="tabAnnexesEtCopies.A"/>
        <table:table-column table:style-name="tabAnnexesEtCopies.B"/>
        <table:table-column table:style-name="tabAnnexesEtCopies.C"/>
        <table:table-row>
          <table:table-cell table:style-name="tabAnnexesEtCopies.A1" office:value-type="string">
            <text:p text:style-name="P2"><text:span text:style-name="T1">%{HEADER_ROWS:0}%</text:span>%{annexetitre}%<text:span text:style-name="T2">%=ANNEXE=%</text:span></text:p>
          </table:table-cell>
          <table:table-cell table:style-name="tabAnnexesEtCopies.A1" office:value-type="string">
            <text:p text:style-name="P3">:</text:p>
          </table:table-cell>
          <table:table-cell table:style-name="tabAnnexesEtCopies.A1" office:value-type="string">
            <text:p text:style-name="P3">%=FIRST_ANNEXE=%</text:p>
          </table:table-cell>
        </table:table-row>
        <table:table-row>
          <table:table-cell table:style-name="tabAnnexesEtCopies.A1" office:value-type="string">
            <text:p text:style-name="P2">%{annexe}%%=LIGNE_ANNEXE=%</text:p>
          </table:table-cell>
          <table:table-cell table:style-name="tabAnnexesEtCopies.A1" office:value-type="string">
            <text:p text:style-name="P3"/>
          </table:table-cell>
          <table:table-cell table:style-name="tabAnnexesEtCopies.A1" office:value-type="string">
            <text:p text:style-name="P2">%=VAR_ANNEXES=%</text:p>
          </table:table-cell>
        </table:table-row>
        <table:table-row>
          <table:table-cell table:style-name="tabAnnexesEtCopies.A1" office:value-type="string">
            <text:p text:style-name="P2">%{copieTitre}%<text:span text:style-name="T2">%=COPIE=%</text:span></text:p>
          </table:table-cell>
          <table:table-cell table:style-name="tabAnnexesEtCopies.A1" office:value-type="string">
            <text:p text:style-name="P3">:</text:p>
          </table:table-cell>
          <table:table-cell table:style-name="tabAnnexesEtCopies.A1" office:value-type="string">
            <text:p text:style-name="P2">%=FIRST_COPIE=%</text:p>
          </table:table-cell>
        </table:table-row>
        <table:table-row>
          <table:table-cell table:style-name="tabAnnexesEtCopies.A1" office:value-type="string">
            <text:p text:style-name="P2">%{copie}%%=LIGNE_COPIE=%</text:p>
          </table:table-cell>
          <table:table-cell table:style-name="tabAnnexesEtCopies.A1" office:value-type="string">
            <text:p text:style-name="P3"/>
          </table:table-cell>
          <table:table-cell table:style-name="tabAnnexesEtCopies.A1" office:value-type="string">
            <text:p text:style-name="P2">%=VAR_COPIES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10-10T11:29:54.24</dc:date>
    <meta:editing-cycles>28</meta:editing-cycles>
    <meta:editing-duration>PT42M22S</meta:editing-duration>
    <meta:document-statistic meta:table-count="1" meta:image-count="0" meta:object-count="0" meta:page-count="1" meta:paragraph-count="10" meta:word-count="10" meta:character-count="177"/>
    <meta:user-defined meta:name="Info 1"/>
    <meta:user-defined meta:name="Info 2"/>
    <meta:user-defined meta:name="Info 3"/>
    <meta:user-defined meta:name="Info 4"/>
  </office:meta>
</office:document-meta>
</file>